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5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ext-properties style:font-name="Alegreya Sans:tnum=1" fo:font-size="12pt" fo:font-weight="normal"/>
    </style:style>
    <style:style style:name="ce42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7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9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47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1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1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2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423"/>
        <table:table-column table:style-name="co5" table:default-cell-style-name="ce423"/>
        <table:table-column table:style-name="co6" table:default-cell-style-name="ce423"/>
        <table:table-column table:style-name="co7" table:default-cell-style-name="ce423"/>
        <table:table-column table:style-name="co8" table:default-cell-style-name="ce424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86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60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60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03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03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05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05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86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08" office:value-type="string" calcext:value-type="string">
            <text:p>Initial</text:p>
          </table:table-cell>
          <table:table-cell table:style-name="ce408" office:value-type="string" calcext:value-type="string">
            <text:p>Renewal</text:p>
          </table:table-cell>
          <table:table-cell table:style-name="ce408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Leases (by year)</text:p>
          </table:table-cell>
          <table:table-cell table:style-name="ce30" office:value-type="string" calcext:value-type="string">
            <text:p>Year</text:p>
          </table:table-cell>
          <table:table-cell table:style-name="ce373" office:value-type="string" calcext:value-type="string">
            <text:p>Charter School</text:p>
          </table:table-cell>
          <table:table-cell table:style-name="ce357" office:value-type="string" calcext:value-type="string">
            <text:p>Initial Apportionment</text:p>
          </table:table-cell>
          <table:table-cell table:style-name="ce357" office:value-type="string" calcext:value-type="string">
            <text:p>Second Apportionment</text:p>
          </table:table-cell>
          <table:table-cell table:style-name="ce357" office:value-type="string" calcext:value-type="string">
            <text:p>True-up Disbursement or</text:p>
            <text:p>Third Apportionment</text:p>
          </table:table-cell>
          <table:table-cell table:style-name="ce357" office:value-type="string" calcext:value-type="string">
            <text:p>Total Awarded</text:p>
          </table:table-cell>
          <table:table-cell table:style-name="ce357" office:value-type="string" calcext:value-type="string">
            <text:p>Annual Total</text:p>
          </table:table-cell>
          <table:table-cell table:style-name="ce357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5" table:number-columns-repeated="2"/>
          <table:table-cell table:style-name="ce420" office:value-type="currency" office:currency="USD" office:value="342285" calcext:value-type="currency">
            <text:p>$342,28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5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5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6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5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5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5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7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5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79" table:formula="of:=SUM([.G114:.G123])" office:value-type="currency" office:currency="USD" office:value="1473396" calcext:value-type="currency">
            <text:p>$1,473,396</text:p>
          </table:table-cell>
          <table:table-cell table:style-name="ce501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422" office:value-type="currency" office:currency="USD" office:value="171143" calcext:value-type="currency">
            <text:p>$171,143</text:p>
          </table:table-cell>
          <table:table-cell table:style-name="ce422" office:value-type="currency" office:currency="USD" office:value="85571" calcext:value-type="currency">
            <text:p>$85,571</text:p>
          </table:table-cell>
          <table:table-cell table:style-name="ce422" office:value-type="currency" office:currency="USD" office:value="153123.5" calcext:value-type="currency">
            <text:p>$153,124</text:p>
          </table:table-cell>
          <table:table-cell table:style-name="ce422" office:value-type="currency" office:currency="USD" office:value="409837.5" calcext:value-type="currency">
            <text:p>$409,8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422" office:value-type="currency" office:currency="USD" office:value="25762" calcext:value-type="currency">
            <text:p>$25,762</text:p>
          </table:table-cell>
          <table:table-cell table:style-name="ce422" office:value-type="currency" office:currency="USD" office:value="12881" calcext:value-type="currency">
            <text:p>$12,881</text:p>
          </table:table-cell>
          <table:table-cell table:style-name="ce422" office:value-type="currency" office:currency="USD" office:value="72525.51" calcext:value-type="currency">
            <text:p>$72,526</text:p>
          </table:table-cell>
          <table:table-cell table:style-name="ce422" office:value-type="currency" office:currency="USD" office:value="111168.51" calcext:value-type="currency">
            <text:p>$111,169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2" office:value-type="currency" office:currency="USD" office:value="226800" calcext:value-type="currency">
            <text:p>$226,800</text:p>
          </table:table-cell>
          <table:table-cell table:style-name="ce422" office:value-type="currency" office:currency="USD" office:value="113400" calcext:value-type="currency">
            <text:p>$113,400</text:p>
          </table:table-cell>
          <table:table-cell table:style-name="ce422" office:value-type="currency" office:currency="USD" office:value="122370" calcext:value-type="currency">
            <text:p>$122,370</text:p>
          </table:table-cell>
          <table:table-cell table:style-name="ce422" office:value-type="currency" office:currency="USD" office:value="462570" calcext:value-type="currency">
            <text:p>$462,57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422" office:value-type="currency" office:currency="USD" office:value="229290" calcext:value-type="currency">
            <text:p>$229,290</text:p>
          </table:table-cell>
          <table:table-cell table:style-name="ce422" office:value-type="currency" office:currency="USD" office:value="114645" calcext:value-type="currency">
            <text:p>$114,645</text:p>
          </table:table-cell>
          <table:table-cell table:style-name="ce422" office:value-type="currency" office:currency="USD" office:value="104947.5" calcext:value-type="currency">
            <text:p>$104,948</text:p>
          </table:table-cell>
          <table:table-cell table:style-name="ce422" office:value-type="currency" office:currency="USD" office:value="448882.5" calcext:value-type="currency">
            <text:p>$448,88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422" office:value-type="currency" office:currency="USD" office:value="215857" calcext:value-type="currency">
            <text:p>$215,857</text:p>
          </table:table-cell>
          <table:table-cell table:style-name="ce422" office:value-type="currency" office:currency="USD" office:value="107928" calcext:value-type="currency">
            <text:p>$107,928</text:p>
          </table:table-cell>
          <table:table-cell table:style-name="ce422" office:value-type="currency" office:currency="USD" office:value="120830" calcext:value-type="currency">
            <text:p>$120,830</text:p>
          </table:table-cell>
          <table:table-cell table:style-name="ce422" office:value-type="currency" office:currency="USD" office:value="444615" calcext:value-type="currency">
            <text:p>$444,61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2" office:value-type="currency" office:currency="USD" office:value="227977" calcext:value-type="currency">
            <text:p>$227,977</text:p>
          </table:table-cell>
          <table:table-cell table:style-name="ce422" office:value-type="currency" office:currency="USD" office:value="113988" calcext:value-type="currency">
            <text:p>$113,988</text:p>
          </table:table-cell>
          <table:table-cell table:style-name="ce422" office:value-type="currency" office:currency="USD" office:value="106077.5" calcext:value-type="currency">
            <text:p>$106,078</text:p>
          </table:table-cell>
          <table:table-cell table:style-name="ce422" office:value-type="currency" office:currency="USD" office:value="448042.5" calcext:value-type="currency">
            <text:p>$448,04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2" office:value-type="currency" office:currency="USD" office:value="194861" calcext:value-type="currency">
            <text:p>$194,861</text:p>
          </table:table-cell>
          <table:table-cell table:style-name="ce422" office:value-type="currency" office:currency="USD" office:value="97430" calcext:value-type="currency">
            <text:p>$97,430</text:p>
          </table:table-cell>
          <table:table-cell table:style-name="ce422" office:value-type="currency" office:currency="USD" office:value="162486.5" calcext:value-type="currency">
            <text:p>$162,487</text:p>
          </table:table-cell>
          <table:table-cell table:style-name="ce422" office:value-type="currency" office:currency="USD" office:value="454777.5" calcext:value-type="currency">
            <text:p>$454,77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2" office:value-type="currency" office:currency="USD" office:value="201000" calcext:value-type="currency">
            <text:p>$201,000</text:p>
          </table:table-cell>
          <table:table-cell table:style-name="ce422" office:value-type="currency" office:currency="USD" office:value="100500" calcext:value-type="currency">
            <text:p>$100,500</text:p>
          </table:table-cell>
          <table:table-cell table:style-name="ce422" office:value-type="currency" office:currency="USD" office:value="90120" calcext:value-type="currency">
            <text:p>$90,120</text:p>
          </table:table-cell>
          <table:table-cell table:style-name="ce422" office:value-type="currency" office:currency="USD" office:value="391620" calcext:value-type="currency">
            <text:p>$391,620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79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446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67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447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447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447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447" table:number-columns-repeated="2"/>
          <table:table-cell office:value-type="float" office:value="437422.5" calcext:value-type="float">
            <text:p>$437,42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467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62:.G171])" office:value-type="float" office:value="3888353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3"/>
          <table:table-cell table:style-name="ce467"/>
          <table:table-cell table:style-name="ce467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4"/>
          <table:table-cell table:number-columns-repeated="16377"/>
        </table:table-row>
        <table:table-row table:style-name="ro2">
          <table:table-cell table:style-name="Default"/>
          <table:table-cell/>
          <table:table-cell table:style-name="Default"/>
          <table:table-cell table:style-name="ce426" table:number-columns-repeated="5"/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427" office:value-type="float" office:value="264844" calcext:value-type="float">
            <text:p>$264,844</text:p>
          </table:table-cell>
          <table:table-cell table:style-name="ce427" office:value-type="float" office:value="132422" calcext:value-type="float">
            <text:p>$132,422</text:p>
          </table:table-cell>
          <table:table-cell table:style-name="ce427" office:value-type="float" office:value="143940.9" calcext:value-type="float">
            <text:p>$143,941</text:p>
          </table:table-cell>
          <table:table-cell table:style-name="ce427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427" office:value-type="float" office:value="309518" calcext:value-type="float">
            <text:p>$309,518</text:p>
          </table:table-cell>
          <table:table-cell table:style-name="ce427" office:value-type="float" office:value="154759" calcext:value-type="float">
            <text:p>$154,759</text:p>
          </table:table-cell>
          <table:table-cell table:style-name="ce427" office:value-type="float" office:value="180635.22" calcext:value-type="float">
            <text:p>$180,635</text:p>
          </table:table-cell>
          <table:table-cell table:style-name="ce427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7" office:value-type="float" office:value="229639" calcext:value-type="float">
            <text:p>$229,639</text:p>
          </table:table-cell>
          <table:table-cell table:style-name="ce427" office:value-type="float" office:value="114820" calcext:value-type="float">
            <text:p>$114,820</text:p>
          </table:table-cell>
          <table:table-cell table:style-name="ce427" office:value-type="float" office:value="133042.53" calcext:value-type="float">
            <text:p>$133,043</text:p>
          </table:table-cell>
          <table:table-cell table:style-name="ce427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7" office:value-type="float" office:value="335784" calcext:value-type="float">
            <text:p>$335,784</text:p>
          </table:table-cell>
          <table:table-cell table:style-name="ce427" office:value-type="float" office:value="167892" calcext:value-type="float">
            <text:p>$167,892</text:p>
          </table:table-cell>
          <table:table-cell table:style-name="ce427" office:value-type="float" office:value="183789.92" calcext:value-type="float">
            <text:p>$183,790</text:p>
          </table:table-cell>
          <table:table-cell table:style-name="ce427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427" office:value-type="float" office:value="230334" calcext:value-type="float">
            <text:p>$230,334</text:p>
          </table:table-cell>
          <table:table-cell table:style-name="ce427" office:value-type="float" office:value="115167" calcext:value-type="float">
            <text:p>$115,167</text:p>
          </table:table-cell>
          <table:table-cell table:style-name="ce427" office:value-type="float" office:value="125629.73" calcext:value-type="float">
            <text:p>$125,630</text:p>
          </table:table-cell>
          <table:table-cell table:style-name="ce427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7" office:value-type="float" office:value="311233" calcext:value-type="float">
            <text:p>$311,233</text:p>
          </table:table-cell>
          <table:table-cell table:style-name="ce427" office:value-type="float" office:value="155616" calcext:value-type="float">
            <text:p>$155,616</text:p>
          </table:table-cell>
          <table:table-cell table:style-name="ce427" office:value-type="float" office:value="130726.53" calcext:value-type="float">
            <text:p>$130,727</text:p>
          </table:table-cell>
          <table:table-cell table:style-name="ce427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7" office:value-type="float" office:value="315758" calcext:value-type="float">
            <text:p>$315,758</text:p>
          </table:table-cell>
          <table:table-cell table:style-name="ce427" office:value-type="float" office:value="157879" calcext:value-type="float">
            <text:p>$157,879</text:p>
          </table:table-cell>
          <table:table-cell table:style-name="ce427" office:value-type="float" office:value="167581.88" calcext:value-type="float">
            <text:p>$167,582</text:p>
          </table:table-cell>
          <table:table-cell table:style-name="ce427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7" office:value-type="float" office:value="259910" calcext:value-type="float">
            <text:p>$259,910</text:p>
          </table:table-cell>
          <table:table-cell table:style-name="ce427" office:value-type="float" office:value="129955" calcext:value-type="float">
            <text:p>$129,955</text:p>
          </table:table-cell>
          <table:table-cell table:style-name="ce427" office:value-type="float" office:value="132692.78" calcext:value-type="float">
            <text:p>$132,693</text:p>
          </table:table-cell>
          <table:table-cell table:style-name="ce427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7" office:value-type="float" office:value="238364" calcext:value-type="float">
            <text:p>$238,364</text:p>
          </table:table-cell>
          <table:table-cell table:style-name="ce427" office:value-type="float" office:value="119182" calcext:value-type="float">
            <text:p>$119,182</text:p>
          </table:table-cell>
          <table:table-cell table:style-name="ce427" office:value-type="float" office:value="93660.86" calcext:value-type="float">
            <text:p>$93,661</text:p>
          </table:table-cell>
          <table:table-cell table:style-name="ce427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7" office:value-type="float" office:value="326081" calcext:value-type="float">
            <text:p>$326,081</text:p>
          </table:table-cell>
          <table:table-cell table:style-name="ce427" office:value-type="float" office:value="163040" calcext:value-type="float">
            <text:p>$163,040</text:p>
          </table:table-cell>
          <table:table-cell table:style-name="ce427" office:value-type="float" office:value="172112.06" calcext:value-type="float">
            <text:p>$172,112</text:p>
          </table:table-cell>
          <table:table-cell table:style-name="ce427" office:value-type="float" office:value="661233" calcext:value-type="float">
            <text:p>$661,23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428" office:value-type="float" office:value="264951" calcext:value-type="float">
            <text:p>$264,951</text:p>
          </table:table-cell>
          <table:table-cell table:style-name="ce428" office:value-type="float" office:value="132475" calcext:value-type="float">
            <text:p>$132,475</text:p>
          </table:table-cell>
          <table:table-cell table:style-name="ce428" office:value-type="float" office:value="118055.52" calcext:value-type="float">
            <text:p>$118,056</text:p>
          </table:table-cell>
          <table:table-cell table:style-name="ce42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428" office:value-type="float" office:value="332857" calcext:value-type="float">
            <text:p>$332,857</text:p>
          </table:table-cell>
          <table:table-cell table:style-name="ce428" office:value-type="float" office:value="166428" calcext:value-type="float">
            <text:p>$166,428</text:p>
          </table:table-cell>
          <table:table-cell table:style-name="ce428" office:value-type="float" office:value="181840.15" calcext:value-type="float">
            <text:p>$181,840</text:p>
          </table:table-cell>
          <table:table-cell table:style-name="ce42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8" office:value-type="float" office:value="237125" calcext:value-type="float">
            <text:p>$237,125</text:p>
          </table:table-cell>
          <table:table-cell table:style-name="ce428" office:value-type="float" office:value="118562" calcext:value-type="float">
            <text:p>$118,562</text:p>
          </table:table-cell>
          <table:table-cell table:style-name="ce428" office:value-type="float" office:value="105641.06" calcext:value-type="float">
            <text:p>$105,641</text:p>
          </table:table-cell>
          <table:table-cell table:style-name="ce42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8" office:value-type="float" office:value="354821" calcext:value-type="float">
            <text:p>$354,821</text:p>
          </table:table-cell>
          <table:table-cell table:style-name="ce428" office:value-type="float" office:value="177410" calcext:value-type="float">
            <text:p>$177,410</text:p>
          </table:table-cell>
          <table:table-cell table:style-name="ce428" office:value-type="float" office:value="152637.3" calcext:value-type="float">
            <text:p>$152,637</text:p>
          </table:table-cell>
          <table:table-cell table:style-name="ce42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428" office:value-type="float" office:value="237842" calcext:value-type="float">
            <text:p>$237,842</text:p>
          </table:table-cell>
          <table:table-cell table:style-name="ce428" office:value-type="float" office:value="118921" calcext:value-type="float">
            <text:p>$118,921</text:p>
          </table:table-cell>
          <table:table-cell table:style-name="ce428" office:value-type="float" office:value="105959.72" calcext:value-type="float">
            <text:p>$105,960</text:p>
          </table:table-cell>
          <table:table-cell table:style-name="ce42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8" office:value-type="float" office:value="308426" calcext:value-type="float">
            <text:p>$308,426</text:p>
          </table:table-cell>
          <table:table-cell table:style-name="ce428" office:value-type="float" office:value="154213" calcext:value-type="float">
            <text:p>$154,213</text:p>
          </table:table-cell>
          <table:table-cell table:style-name="ce428" office:value-type="float" office:value="110626.08" calcext:value-type="float">
            <text:p>$110,626</text:p>
          </table:table-cell>
          <table:table-cell table:style-name="ce42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8" office:value-type="float" office:value="330951" calcext:value-type="float">
            <text:p>$330,951</text:p>
          </table:table-cell>
          <table:table-cell table:style-name="ce428" office:value-type="float" office:value="165475" calcext:value-type="float">
            <text:p>$165,475</text:p>
          </table:table-cell>
          <table:table-cell table:style-name="ce428" office:value-type="float" office:value="149697.9" calcext:value-type="float">
            <text:p>$149,698</text:p>
          </table:table-cell>
          <table:table-cell table:style-name="ce42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8" office:value-type="float" office:value="268383" calcext:value-type="float">
            <text:p>$268,383</text:p>
          </table:table-cell>
          <table:table-cell table:style-name="ce428" office:value-type="float" office:value="134191" calcext:value-type="float">
            <text:p>$134,191</text:p>
          </table:table-cell>
          <table:table-cell table:style-name="ce428" office:value-type="float" office:value="119565.56" calcext:value-type="float">
            <text:p>$119,566</text:p>
          </table:table-cell>
          <table:table-cell table:style-name="ce42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8" office:value-type="float" office:value="232880" calcext:value-type="float">
            <text:p>$232,880</text:p>
          </table:table-cell>
          <table:table-cell table:style-name="ce428" office:value-type="float" office:value="116440" calcext:value-type="float">
            <text:p>$116,440</text:p>
          </table:table-cell>
          <table:table-cell table:style-name="ce428" office:value-type="float" office:value="76925.98" calcext:value-type="float">
            <text:p>$76,926</text:p>
          </table:table-cell>
          <table:table-cell table:style-name="ce42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8" office:value-type="float" office:value="328742" calcext:value-type="float">
            <text:p>$328,742</text:p>
          </table:table-cell>
          <table:table-cell table:style-name="ce428" office:value-type="float" office:value="164371" calcext:value-type="float">
            <text:p>$164,371</text:p>
          </table:table-cell>
          <table:table-cell table:style-name="ce428" office:value-type="float" office:value="146454.93" calcext:value-type="float">
            <text:p>$146,455</text:p>
          </table:table-cell>
          <table:table-cell table:style-name="ce428" office:value-type="float" office:value="639567.93" calcext:value-type="float">
            <text:p>$639,568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429" office:value-type="float" office:value="264843.77" calcext:value-type="float">
            <text:p>$264,843.77</text:p>
          </table:table-cell>
          <table:table-cell table:style-name="ce429" office:value-type="float" office:value="132421.88" calcext:value-type="float">
            <text:p>$132,421.88</text:p>
          </table:table-cell>
          <table:table-cell table:style-name="ce42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429" office:value-type="float" office:value="358086.65" calcext:value-type="float">
            <text:p>$358,086.65</text:p>
          </table:table-cell>
          <table:table-cell table:style-name="ce429" office:value-type="float" office:value="179043.32" calcext:value-type="float">
            <text:p>$179,043.32</text:p>
          </table:table-cell>
          <table:table-cell table:style-name="ce42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9" office:value-type="float" office:value="242603.31" calcext:value-type="float">
            <text:p>$242,603.31</text:p>
          </table:table-cell>
          <table:table-cell table:style-name="ce429" office:value-type="float" office:value="118562.85" calcext:value-type="float">
            <text:p>$118,562.85</text:p>
          </table:table-cell>
          <table:table-cell table:style-name="ce42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429" office:value-type="float" office:value="360054.52" calcext:value-type="float">
            <text:p>$360,054.52</text:p>
          </table:table-cell>
          <table:table-cell table:style-name="ce429" office:value-type="float" office:value="180027.26" calcext:value-type="float">
            <text:p>$180,027.26</text:p>
          </table:table-cell>
          <table:table-cell table:style-name="ce42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429" office:value-type="float" office:value="243336.73" calcext:value-type="float">
            <text:p>$243,336.73</text:p>
          </table:table-cell>
          <table:table-cell table:style-name="ce429" office:value-type="float" office:value="118921.28" calcext:value-type="float">
            <text:p>$118,921.28</text:p>
          </table:table-cell>
          <table:table-cell table:style-name="ce42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429" office:value-type="float" office:value="301381.57" calcext:value-type="float">
            <text:p>$301,381.57</text:p>
          </table:table-cell>
          <table:table-cell table:style-name="ce429" office:value-type="float" office:value="150690.79" calcext:value-type="float">
            <text:p>$150,690.79</text:p>
          </table:table-cell>
          <table:table-cell table:style-name="ce42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9" office:value-type="float" office:value="339685.5" calcext:value-type="float">
            <text:p>$339,685.50</text:p>
          </table:table-cell>
          <table:table-cell table:style-name="ce429" office:value-type="float" office:value="169842.75" calcext:value-type="float">
            <text:p>$169,842.75</text:p>
          </table:table-cell>
          <table:table-cell table:style-name="ce42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429" office:value-type="float" office:value="274582.88" calcext:value-type="float">
            <text:p>$274,582.88</text:p>
          </table:table-cell>
          <table:table-cell table:style-name="ce429" office:value-type="float" office:value="134191.61" calcext:value-type="float">
            <text:p>$134,191.61</text:p>
          </table:table-cell>
          <table:table-cell table:style-name="ce42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9" office:value-type="float" office:value="224089.5" calcext:value-type="float">
            <text:p>$224,089.50</text:p>
          </table:table-cell>
          <table:table-cell table:style-name="ce429" office:value-type="float" office:value="112044.75" calcext:value-type="float">
            <text:p>$112,044.75</text:p>
          </table:table-cell>
          <table:table-cell table:style-name="ce42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9" office:value-type="float" office:value="328903.43" calcext:value-type="float">
            <text:p>$328,903.43</text:p>
          </table:table-cell>
          <table:table-cell table:style-name="ce429" office:value-type="float" office:value="164371.1" calcext:value-type="float">
            <text:p>$164,371.10</text:p>
          </table:table-cell>
          <table:table-cell table:style-name="ce42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office:value-type="string" calcext:value-type="string">
            <text:p>7Z.L7VAo\&amp;A7-!eb</text:p>
          </table:table-cell>
          <table:table-cell table:number-columns-repeated="16376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Default"/>
          <table:table-cell table:style-name="ce426"/>
          <table:table-cell table:style-name="ce424" table:number-columns-repeated="2"/>
          <table:table-cell table:style-name="ce468" office:value-type="string" calcext:value-type="string">
            <text:p>Grand Total 2011-2022</text:p>
          </table:table-cell>
          <table:table-cell table:style-name="ce431" table:formula="of:=SUM([.H124];[.H136];[.H148];[.H160];[.H172];[.H184];[.E246];[.H197];[.H209];[.H221];[.H233])" office:value-type="float" office:value="43274162.48" calcext:value-type="float">
            <text:p>$43,274,162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57" office:value-type="string" calcext:value-type="string" table:number-columns-spanned="2" table:number-rows-spanned="1">
            <text:p>Charter School</text:p>
          </table:table-cell>
          <table:covered-table-cell table:style-name="ce373"/>
          <table:table-cell table:style-name="ce373" office:value-type="string" calcext:value-type="string" table:number-columns-spanned="2" table:number-rows-spanned="1">
            <text:p>Lease Totals 2011-22022</text:p>
          </table:table-cell>
          <table:covered-table-cell table:style-name="ce357"/>
          <table:table-cell table:style-name="ce357" office:value-type="string" calcext:value-type="string">
            <text:p>Purchased Price</text:p>
          </table:table-cell>
          <table:table-cell table:style-name="ce357" office:value-type="string" calcext:value-type="string">
            <text:p>Year of Purchase</text:p>
          </table:table-cell>
          <table:table-cell table:style-name="ce357" office:value-type="string" calcext:value-type="string" table:number-columns-spanned="2" table:number-rows-spanned="1">
            <text:p>Notes</text:p>
          </table:table-cell>
          <table:covered-table-cell table:style-name="ce357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ateo Sheedy Elementary</text:p>
          </table:table-cell>
          <table:table-cell table:style-name="ce56"/>
          <table:table-cell table:formula="of:=SUM([.G223];[.G211];[.G199];[.G187];[.G174];[.GA162];[.G150];[.G138];[.G126];[.G114];[.G162])" office:value-type="float" office:value="4560993.41" calcext:value-type="float">
            <text:p>$4,560,993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í Se Puede Academy</text:p>
          </table:table-cell>
          <table:table-cell table:style-name="ce56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85"/>
          <table:table-cell office:value-type="float" office:value="491308" calcext:value-type="float">
            <text:p>$491,308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Los Sueños Academy</text:p>
          </table:table-cell>
          <table:table-cell table:style-name="ce56"/>
          <table:table-cell table:formula="of:=SUM([.G223];[.G211];[.G199];[.G187];[.G174];[.G162];[.G150];[.G138];[.G126];[.G114])" office:value-type="float" office:value="4560993.41" calcext:value-type="float">
            <text:p>$4,560,993</text:p>
          </table:table-cell>
          <table:table-cell table:style-name="ce85"/>
          <table:table-cell office:value-type="float" office:value="630000" calcext:value-type="float">
            <text:p>$630,000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osaic Elementary</text:p>
          </table:table-cell>
          <table:table-cell table:style-name="ce56"/>
          <table:table-cell table:formula="of:=SUM([.G222];[.G210];[.G198];[.G186];[.G173];[.G161];[.G149];[.G137];[.G125];[.G113])" office:value-type="float" office:value="0" calcext:value-type="float">
            <text:p>$0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Discovery Prep</text:p>
          </table:table-cell>
          <table:table-cell table:style-name="ce56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Brilliant Minds</text:p>
          </table:table-cell>
          <table:table-cell table:style-name="ce56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Alma Academy</text:p>
          </table:table-cell>
          <table:table-cell table:style-name="ce56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park Academy</text:p>
          </table:table-cell>
          <table:table-cell table:style-name="ce56"/>
          <table:table-cell table:formula="of:=SUM([.G225];[.G213];[.G201];[.G189];[.G176];[.G164];[.G152];[.G140];[.G128])" office:value-type="float" office:value="3818938.62" calcext:value-type="float">
            <text:p>$3,818,939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Fuerza Community Prep</text:p>
          </table:table-cell>
          <table:table-cell table:style-name="ce56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Rising Stars</text:p>
          </table:table-cell>
          <table:table-cell table:style-name="ce56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382" office:value-type="string" calcext:value-type="string">
            <text:p>Grand Total</text:p>
          </table:table-cell>
          <table:table-cell table:style-name="ce435" table:formula="of:=SUM([.D243:.D246])" office:value-type="float" office:value="15837610.49" calcext:value-type="float">
            <text:p>$15,837,610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6" table:number-columns-repeated="2"/>
          <table:table-cell table:number-columns-repeated="2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383" office:value-type="string" calcext:value-type="string">
            <text:p>Grantee</text:p>
          </table:table-cell>
          <table:table-cell table:style-name="ce383" office:value-type="string" calcext:value-type="string">
            <text:p>Project Title</text:p>
          </table:table-cell>
          <table:table-cell table:style-name="ce456" office:value-type="string" calcext:value-type="string">
            <text:p>Duration (Years)</text:p>
          </table:table-cell>
          <table:table-cell table:style-name="ce456" office:value-type="string" calcext:value-type="string">
            <text:p>Year 1</text:p>
          </table:table-cell>
          <table:table-cell table:style-name="ce456" office:value-type="string" calcext:value-type="string">
            <text:p>Total Expected Funding</text:p>
          </table:table-cell>
          <table:table-cell table:style-name="ce456" office:value-type="string" calcext:value-type="string">
            <text:p>City</text:p>
          </table:table-cell>
          <table:table-cell table:style-name="ce383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59" office:value-type="float" office:value="2011" calcext:value-type="float">
            <text:p>2011</text:p>
          </table:table-cell>
          <table:table-cell table:number-columns-repeated="2" table:style-name="ce359" office:value-type="string" calcext:value-type="string">
            <text:p>Rocketship Education</text:p>
          </table:table-cell>
          <table:table-cell table:style-name="ce457" office:value-type="float" office:value="5" calcext:value-type="float">
            <text:p>5</text:p>
          </table:table-cell>
          <table:table-cell table:style-name="ce463" office:value-type="float" office:value="823079" calcext:value-type="float">
            <text:p>$823,079</text:p>
          </table:table-cell>
          <table:table-cell table:style-name="ce463" office:value-type="float" office:value="6259757" calcext:value-type="float">
            <text:p>$6,259,757</text:p>
          </table:table-cell>
          <table:table-cell table:style-name="ce457" office:value-type="string" calcext:value-type="string">
            <text:p>Redwood City</text:p>
          </table:table-cell>
          <table:table-cell table:style-name="ce359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04"/>
          <table:table-cell table:style-name="ce360" office:value-type="float" office:value="2017" calcext:value-type="float">
            <text:p>2017</text:p>
          </table:table-cell>
          <table:table-cell table:style-name="ce384" office:value-type="string" calcext:value-type="string">
            <text:p>Rocketship Education</text:p>
          </table:table-cell>
          <table:table-cell table:style-name="ce437" office:value-type="string" calcext:value-type="string">
            <text:p>Rocketship Education CSP Replication</text:p>
          </table:table-cell>
          <table:table-cell table:style-name="ce458" office:value-type="float" office:value="5" calcext:value-type="float">
            <text:p>5</text:p>
          </table:table-cell>
          <table:table-cell table:style-name="ce464" office:value-type="float" office:value="5090134" calcext:value-type="float">
            <text:p>$5,090,134</text:p>
          </table:table-cell>
          <table:table-cell table:style-name="ce464" office:value-type="float" office:value="12582678" calcext:value-type="float">
            <text:p>$12,582,678</text:p>
          </table:table-cell>
          <table:table-cell table:style-name="ce502" office:value-type="string" calcext:value-type="string">
            <text:p>Redwood City</text:p>
          </table:table-cell>
          <table:table-cell table:style-name="ce360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388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61"/>
          <table:table-cell table:style-name="ce383" table:number-columns-repeated="2"/>
          <table:table-cell table:style-name="ce456" table:number-columns-repeated="4"/>
          <table:table-cell table:style-name="ce383"/>
          <table:table-cell table:number-columns-repeated="16375"/>
        </table:table-row>
        <table:table-row table:style-name="ro2">
          <table:table-cell/>
          <table:table-cell table:style-name="ce362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438" table:number-columns-repeated="3"/>
          <table:table-cell table:number-columns-repeated="16375"/>
        </table:table-row>
        <table:table-row table:style-name="ro2">
          <table:table-cell/>
          <table:table-cell table:style-name="ce362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389" office:value-type="string" calcext:value-type="string">
            <text:p>School</text:p>
          </table:table-cell>
          <table:table-cell table:style-name="ce439" office:value-type="string" calcext:value-type="string">
            <text:p>Aurhorizer</text:p>
          </table:table-cell>
          <table:table-cell table:style-name="ce459" office:value-type="string" calcext:value-type="string">
            <text:p>SELPA</text:p>
          </table:table-cell>
          <table:table-cell table:style-name="ce459" table:number-columns-repeated="2"/>
          <table:table-cell table:style-name="ce439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Academy Brilliant Minds</text:p>
          </table:table-cell>
          <table:table-cell table:style-name="ce440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8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Alma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Discovery Prep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Fuerza Community Prep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Los Sueños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Mateo Sheedy Elementar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(090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Mosaic Elementary</text:p>
          </table:table-cell>
          <table:table-cell table:style-name="ce441" office:value-type="string" calcext:value-type="string">
            <text:p>Franklin-McKinley Elementary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Rising Stars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Sí Se Puede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Spark Academy</text:p>
          </table:table-cell>
          <table:table-cell table:style-name="ce441" office:value-type="string" calcext:value-type="string">
            <text:p>Franklin-McKinley Elementary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105" office:value-type="string" calcext:value-type="string">
            <text:p>ADA</text:p>
          </table:table-cell>
          <table:table-cell table:style-name="ce363" office:value-type="string" calcext:value-type="string">
            <text:p>YE</text:p>
          </table:table-cell>
          <table:table-cell table:style-name="ce391" office:value-type="string" calcext:value-type="string">
            <text:p>Number of students</text:p>
          </table:table-cell>
          <table:table-cell table:style-name="ce442" office:value-type="string" calcext:value-type="string">
            <text:p>For California Rocketship Schools Only</text:p>
          </table:table-cell>
          <table:table-cell table:style-name="ce391"/>
          <table:table-cell table:style-name="ce465" table:number-columns-repeated="3"/>
          <table:table-cell table:style-name="ce523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08" calcext:value-type="float">
            <text:p>2008</text:p>
          </table:table-cell>
          <table:table-cell table:style-name="ce392" office:value-type="float" office:value="155" calcext:value-type="float">
            <text:p>155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09" calcext:value-type="float">
            <text:p>2009</text:p>
          </table:table-cell>
          <table:table-cell table:style-name="ce110"/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0" calcext:value-type="float">
            <text:p>2010</text:p>
          </table:table-cell>
          <table:table-cell table:style-name="ce110"/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1" calcext:value-type="float">
            <text:p>2011</text:p>
          </table:table-cell>
          <table:table-cell table:style-name="ce392" office:value-type="float" office:value="1297" calcext:value-type="float">
            <text:p>129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2" calcext:value-type="float">
            <text:p>2012</text:p>
          </table:table-cell>
          <table:table-cell table:style-name="ce392" office:value-type="float" office:value="2329" calcext:value-type="float">
            <text:p>2329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3" calcext:value-type="float">
            <text:p>2013</text:p>
          </table:table-cell>
          <table:table-cell table:style-name="ce392" office:value-type="float" office:value="3658" calcext:value-type="float">
            <text:p>3658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4" calcext:value-type="float">
            <text:p>2014</text:p>
          </table:table-cell>
          <table:table-cell table:style-name="ce392" office:value-type="float" office:value="4477" calcext:value-type="float">
            <text:p>447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5" calcext:value-type="float">
            <text:p>2015</text:p>
          </table:table-cell>
          <table:table-cell table:style-name="ce392" office:value-type="float" office:value="4832" calcext:value-type="float">
            <text:p>4832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6" calcext:value-type="float">
            <text:p>2016</text:p>
          </table:table-cell>
          <table:table-cell table:style-name="ce392" office:value-type="float" office:value="5191" calcext:value-type="float">
            <text:p>5191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7" calcext:value-type="float">
            <text:p>2017</text:p>
          </table:table-cell>
          <table:table-cell table:style-name="ce392" office:value-type="float" office:value="5551" calcext:value-type="float">
            <text:p>5551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8" calcext:value-type="float">
            <text:p>2018</text:p>
          </table:table-cell>
          <table:table-cell table:style-name="ce392" office:value-type="float" office:value="5669" calcext:value-type="float">
            <text:p>5669</text:p>
          </table:table-cell>
          <table:table-cell table:style-name="ce443" table:number-columns-repeated="2"/>
          <table:table-cell table:style-name="ce438" table:number-columns-repeated="3"/>
          <table:table-cell table:style-name="ce392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9" calcext:value-type="float">
            <text:p>2019</text:p>
          </table:table-cell>
          <table:table-cell table:style-name="ce392" office:value-type="float" office:value="6243" calcext:value-type="float">
            <text:p>6243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20" calcext:value-type="float">
            <text:p>2020</text:p>
          </table:table-cell>
          <table:table-cell table:style-name="ce392" office:value-type="float" office:value="6363" calcext:value-type="float">
            <text:p>6363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21" calcext:value-type="float">
            <text:p>2021</text:p>
          </table:table-cell>
          <table:table-cell table:style-name="ce392" office:value-type="float" office:value="6887" calcext:value-type="float">
            <text:p>688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441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441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441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55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625"/>
          <table:table-cell table:style-name="ce625" table:number-columns-spanned="2" table:number-rows-spanned="1"/>
          <table:covered-table-cell table:style-name="ce269"/>
          <table:table-cell table:style-name="ce625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1:09:23.070696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0T11:41:25.598972202</dc:date>
    <dc:creator>Vladimir Ivanović</dc:creator>
    <meta:editing-duration>PT2H33M18S</meta:editing-duration>
    <meta:editing-cycles>6</meta:editing-cycles>
    <meta:document-statistic meta:table-count="7" meta:cell-count="419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